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 style:list-style-name="L13"/>
    <style:style style:name="P12" style:family="paragraph" style:parent-style-name="Standard" style:list-style-name="L14"/>
    <style:style style:name="P13" style:family="paragraph" style:parent-style-name="Standard" style:list-style-name="L15"/>
    <style:style style:name="P14" style:family="paragraph" style:parent-style-name="Standard">
      <style:text-properties fo:font-size="10.5pt" style:font-size-asian="10.5pt" style:font-size-complex="10.5pt"/>
    </style:style>
    <style:style style:name="P15" style:family="paragraph" style:parent-style-name="Standard" style:list-style-name="L2">
      <style:text-properties fo:font-size="10.5pt" style:font-size-asian="10.5pt" style:font-size-complex="10.5pt"/>
    </style:style>
    <style:style style:name="P16" style:family="paragraph" style:parent-style-name="Standard" style:list-style-name="L3">
      <style:text-properties fo:font-size="10.5pt" style:font-size-asian="10.5pt" style:font-size-complex="10.5pt"/>
    </style:style>
    <style:style style:name="P17" style:family="paragraph" style:parent-style-name="Standard" style:list-style-name="L4">
      <style:text-properties fo:font-size="10.5pt" style:font-size-asian="10.5pt" style:font-size-complex="10.5pt"/>
    </style:style>
    <style:style style:name="P18" style:family="paragraph" style:parent-style-name="Standard" style:list-style-name="L5">
      <style:text-properties fo:font-size="10.5pt" style:font-size-asian="10.5pt" style:font-size-complex="10.5pt"/>
    </style:style>
    <style:style style:name="P19" style:family="paragraph" style:parent-style-name="Standard" style:list-style-name="L7">
      <style:text-properties fo:font-size="10.5pt" style:font-size-asian="10.5pt" style:font-size-complex="10.5pt"/>
    </style:style>
    <style:style style:name="P20" style:family="paragraph" style:parent-style-name="Standard" style:list-style-name="L8">
      <style:text-properties fo:font-size="10.5pt" style:font-size-asian="10.5pt" style:font-size-complex="10.5pt"/>
    </style:style>
    <style:style style:name="P21" style:family="paragraph" style:parent-style-name="Standard" style:list-style-name="L9">
      <style:text-properties fo:font-size="10.5pt" style:font-size-asian="10.5pt" style:font-size-complex="10.5pt"/>
    </style:style>
    <style:style style:name="P22" style:family="paragraph" style:parent-style-name="Standard" style:list-style-name="L10">
      <style:text-properties fo:font-size="10.5pt" style:font-size-asian="10.5pt" style:font-size-complex="10.5pt"/>
    </style:style>
    <style:style style:name="P23" style:family="paragraph" style:parent-style-name="Standard" style:list-style-name="L11">
      <style:text-properties fo:font-size="10.5pt" style:font-size-asian="10.5pt" style:font-size-complex="10.5pt"/>
    </style:style>
    <style:style style:name="P24" style:family="paragraph" style:parent-style-name="Standard" style:list-style-name="L12">
      <style:text-properties fo:font-size="10.5pt" style:font-size-asian="10.5pt" style:font-size-complex="10.5pt"/>
    </style:style>
    <style:style style:name="P25" style:family="paragraph" style:parent-style-name="Standard" style:list-style-name="L13"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900*" fo:start-indent="0in" fo:end-indent="0in"/>
          <style:column style:rel-width="3900*" fo:start-indent="0in" fo:end-indent="0in"/>
          <style:column style:rel-width="3900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>Stack ADT</text:p>
        <text:list xml:id="list1337467708274225638" text:style-name="L1">
          <text:list-item>
            <text:p text:style-name="P1"><text:span text:style-name="Strong_20_Emphasis"><text:span text:style-name="T2">LIFO</text:span></text:span><text:span text:style-name="T2"> (Last In First Out) structure </text:span></text:p>
          </text:list-item>
          <text:list-item>
            <text:p text:style-name="P1"><text:span text:style-name="Strong_20_Emphasis"><text:span text:style-name="T2">Operations</text:span></text:span><text:span text:style-name="T2">: </text:span></text:p>
            <text:list>
              <text:list-item>
                <text:p text:style-name="P1"><text:span text:style-name="Source_20_Text"><text:span text:style-name="T2">push(item)</text:span></text:span><text:span text:style-name="T2">: Add to top - O(1) </text:span></text:p>
              </text:list-item>
              <text:list-item>
                <text:p text:style-name="P1"><text:span text:style-name="Source_20_Text"><text:span text:style-name="T2">pop()</text:span></text:span><text:span text:style-name="T2">: Remove from top - O(1) </text:span></text:p>
              </text:list-item>
              <text:list-item>
                <text:p text:style-name="P1"><text:span text:style-name="Source_20_Text"><text:span text:style-name="T2">peek()</text:span></text:span><text:span text:style-name="T2">: View top item - O(1) </text:span></text:p>
              </text:list-item>
              <text:list-item>
                <text:p text:style-name="P1"><text:span text:style-name="Source_20_Text"><text:span text:style-name="T2">is_empty()</text:span></text:span><text:span text:style-name="T2">: Check if empty - O(1) </text:span></text:p>
              </text:list-item>
            </text:list>
          </text:list-item>
          <text:list-item>
            <text:p text:style-name="P1"><text:span text:style-name="Strong_20_Emphasis"><text:span text:style-name="T2">Implementation</text:span></text:span><text:span text:style-name="T2">: Python list (append/pop from end) </text:span></text:p>
          </text:list-item>
          <text:list-item>
            <text:p text:style-name="P1"><text:span text:style-name="Strong_20_Emphasis"><text:span text:style-name="T2">Applications</text:span></text:span><text:span text:style-name="T2">: Function call stack, undo operations, HTML tag matching </text:span></text:p>
          </text:list-item>
        </text:list>
        <text:p text:style-name="P14">Algorithm Analysis (Big-Oh)</text:p>
        <text:list xml:id="list318415268650014771" text:style-name="L2">
          <text:list-item>
            <text:p text:style-name="P2"><text:span text:style-name="Strong_20_Emphasis"><text:span text:style-name="T2">Time Complexity</text:span></text:span><text:span text:style-name="T2">: How runtime grows with input size </text:span></text:p>
          </text:list-item>
          <text:list-item>
            <text:p text:style-name="P2"><text:span text:style-name="Strong_20_Emphasis"><text:span text:style-name="T2">Common complexities</text:span></text:span><text:span text:style-name="T2">: </text:span></text:p>
            <text:list>
              <text:list-item>
                <text:p text:style-name="P15">O(1): Constant </text:p>
              </text:list-item>
              <text:list-item>
                <text:p text:style-name="P15">O(log n): Logarithmic </text:p>
              </text:list-item>
              <text:list-item>
                <text:p text:style-name="P15">O(n): Linear </text:p>
              </text:list-item>
              <text:list-item>
                <text:p text:style-name="P15">O(n log n): Linearithmic </text:p>
              </text:list-item>
              <text:list-item>
                <text:p text:style-name="P15">O(n²): Quadratic </text:p>
              </text:list-item>
              <text:list-item>
                <text:p text:style-name="P15">O(2ⁿ): Exponential </text:p>
              </text:list-item>
            </text:list>
          </text:list-item>
          <text:list-item>
            <text:p text:style-name="P2"><text:span text:style-name="Strong_20_Emphasis"><text:span text:style-name="T2">Rules</text:span></text:span><text:span text:style-name="T2">: </text:span></text:p>
            <text:list>
              <text:list-item>
                <text:p text:style-name="P15">Drop constants (5n → O(n)) </text:p>
              </text:list-item>
              <text:list-item>
                <text:p text:style-name="P15">Drop lower order terms (n² + n → O(n²)) </text:p>
              </text:list-item>
              <text:list-item>
                <text:p text:style-name="P15">Worst case usually considered </text:p>
              </text:list-item>
            </text:list>
          </text:list-item>
        </text:list>
        <text:p text:style-name="P14">Recursion &amp; Merge Sort</text:p>
        <text:list xml:id="list4144896997898007112" text:style-name="L3">
          <text:list-item>
            <text:p text:style-name="P3"><text:span text:style-name="Strong_20_Emphasis"><text:span text:style-name="T2">Recursion</text:span></text:span><text:span text:style-name="T2">: Function calls itself </text:span></text:p>
            <text:list>
              <text:list-item>
                <text:p text:style-name="P16">Base case: Stopping condition </text:p>
              </text:list-item>
              <text:list-item>
                <text:p text:style-name="P16">Recursive case: Calls itself with smaller input </text:p>
              </text:list-item>
            </text:list>
          </text:list-item>
          <text:list-item>
            <text:p text:style-name="P3"><text:span text:style-name="Strong_20_Emphasis"><text:span text:style-name="T2">Merge Sort</text:span></text:span><text:span text:style-name="T2">: </text:span></text:p>
            <text:list>
              <text:list-item>
                <text:p text:style-name="P16">Divide and conquer algorithm - O(n log n) </text:p>
              </text:list-item>
              <text:list-item>
                <text:p text:style-name="P16">Steps: </text:p>
                <text:list>
                  <text:list-item>
                    <text:p text:style-name="P16">Divide array into halves </text:p>
                  </text:list-item>
                  <text:list-item>
                    <text:p text:style-name="P16">Recursively sort each half </text:p>
                  </text:list-item>
                  <text:list-item>
                    <text:p text:style-name="P16">Merge sorted halves </text:p>
                  </text:list-item>
                </text:list>
              </text:list-item>
            </text:list>
          </text:list-item>
        </text:list>
        <text:p text:style-name="P14">Amortized Analysis</text:p>
        <text:list xml:id="list8122880459953757920" text:style-name="L4">
          <text:list-item>
            <text:p text:style-name="P17">Average time over sequence of operations </text:p>
          </text:list-item>
          <text:list-item>
            <text:p text:style-name="P4"><text:span text:style-name="Strong_20_Emphasis"><text:span text:style-name="T2">Dynamic array example</text:span></text:span><text:span text:style-name="T2">: </text:span></text:p>
            <text:list>
              <text:list-item>
                <text:p text:style-name="P17">When full, resize (double) and copy elements </text:p>
              </text:list-item>
              <text:list-item>
                <text:p text:style-name="P17">Most appends O(1), occasional O(n) </text:p>
              </text:list-item>
              <text:list-item>
                <text:p text:style-name="P17">Amortized O(1) per append </text:p>
              </text:list-item>
            </text:list>
          </text:list-item>
        </text:list>
        <text:p text:style-name="P14"/>
        <text:p text:style-name="P14"/>
        <text:p text:style-name="P14"/>
        <text:p text:style-name="P14">Maze Searching (DFS &amp; BFS)</text:p>
        <text:list xml:id="list6585281568071109997" text:style-name="L5">
          <text:list-item>
            <text:p text:style-name="P5"><text:span text:style-name="Strong_20_Emphasis"><text:span text:style-name="T2">DFS (Depth-First Search)</text:span></text:span><text:span text:style-name="T2">: </text:span></text:p>
            <text:list>
              <text:list-item>
                <text:p text:style-name="P18">Uses stack (LIFO) </text:p>
              </text:list-item>
              <text:list-item>
                <text:p text:style-name="P18">Explores as far as possible along each branch </text:p>
              </text:list-item>
              <text:list-item>
                <text:p text:style-name="P18">Not optimal (may not find shortest path) </text:p>
              </text:list-item>
            </text:list>
          </text:list-item>
          <text:list-item>
            <text:p text:style-name="P5"><text:span text:style-name="Strong_20_Emphasis"><text:span text:style-name="T2">BFS (Breadth-First Search)</text:span></text:span><text:span text:style-name="T2">: </text:span></text:p>
            <text:list>
              <text:list-item>
                <text:p text:style-name="P18">Uses queue (FIFO) </text:p>
              </text:list-item>
              <text:list-item>
                <text:p text:style-name="P18">Explores all neighbors first </text:p>
              </text:list-item>
              <text:list-item>
                <text:p text:style-name="P18">Finds shortest path in unweighted graph </text:p>
              </text:list-item>
            </text:list>
          </text:list-item>
        </text:list>
        <text:p text:style-name="P14">Queue ADT</text:p>
        <text:list xml:id="list8661778849059685266" text:style-name="L6">
          <text:list-item>
            <text:p text:style-name="P6"><text:span text:style-name="Strong_20_Emphasis"><text:span text:style-name="T2">FIFO</text:span></text:span><text:span text:style-name="T2"> (First In First Out) structure </text:span></text:p>
          </text:list-item>
          <text:list-item>
            <text:p text:style-name="P6"><text:span text:style-name="Strong_20_Emphasis"><text:span text:style-name="T2">Operations</text:span></text:span><text:span text:style-name="T2">: </text:span></text:p>
            <text:list>
              <text:list-item>
                <text:p text:style-name="P6"><text:span text:style-name="Source_20_Text"><text:span text:style-name="T2">enqueue(item)</text:span></text:span><text:span text:style-name="T2">: Add to back - O(1) (with dynamic array) </text:span></text:p>
              </text:list-item>
              <text:list-item>
                <text:p text:style-name="P6"><text:span text:style-name="Source_20_Text"><text:span text:style-name="T2">dequeue()</text:span></text:span><text:span text:style-name="T2">: Remove from front - O(n) with list (shifting needed), O(1) with linked list </text:span></text:p>
              </text:list-item>
              <text:list-item>
                <text:p text:style-name="P6"><text:span text:style-name="Source_20_Text"><text:span text:style-name="T2">peek()</text:span></text:span><text:span text:style-name="T2">: View front item - O(1) </text:span></text:p>
              </text:list-item>
              <text:list-item>
                <text:p text:style-name="P6"><text:span text:style-name="Source_20_Text"><text:span text:style-name="T2">is_empty()</text:span></text:span><text:span text:style-name="T2">: Check if empty - O(1) </text:span></text:p>
              </text:list-item>
            </text:list>
          </text:list-item>
        </text:list>
        <text:p text:style-name="P14">Linked Lists</text:p>
        <text:list xml:id="list5042995421570754530" text:style-name="L7">
          <text:list-item>
            <text:p text:style-name="P7"><text:span text:style-name="Strong_20_Emphasis"><text:span text:style-name="T2">Singly Linked List</text:span></text:span><text:span text:style-name="T2">: </text:span></text:p>
            <text:list>
              <text:list-item>
                <text:p text:style-name="P7"><text:span text:style-name="T2">Nodes with </text:span><text:span text:style-name="Source_20_Text"><text:span text:style-name="T2">data</text:span></text:span><text:span text:style-name="T2"> and </text:span><text:span text:style-name="Source_20_Text"><text:span text:style-name="T2">next</text:span></text:span><text:span text:style-name="T2"> pointer </text:span></text:p>
              </text:list-item>
              <text:list-item>
                <text:p text:style-name="P19">Operations: </text:p>
                <text:list>
                  <text:list-item>
                    <text:p text:style-name="P7"><text:span text:style-name="Source_20_Text"><text:span text:style-name="T2">append</text:span></text:span><text:span text:style-name="T2">: O(n) (must traverse) </text:span></text:p>
                  </text:list-item>
                  <text:list-item>
                    <text:p text:style-name="P7"><text:span text:style-name="Source_20_Text"><text:span text:style-name="T2">prepend</text:span></text:span><text:span text:style-name="T2">: O(1) </text:span></text:p>
                  </text:list-item>
                  <text:list-item>
                    <text:p text:style-name="P7"><text:span text:style-name="Source_20_Text"><text:span text:style-name="T2">pop</text:span></text:span><text:span text:style-name="T2">: O(n) from end, O(1) from front </text:span></text:p>
                  </text:list-item>
                </text:list>
              </text:list-item>
            </text:list>
          </text:list-item>
          <text:list-item>
            <text:p text:style-name="P7"><text:span text:style-name="Strong_20_Emphasis"><text:span text:style-name="T2">Doubly Linked List</text:span></text:span><text:span text:style-name="T2">: </text:span></text:p>
            <text:list>
              <text:list-item>
                <text:p text:style-name="P7"><text:span text:style-name="T2">Nodes with </text:span><text:span text:style-name="Source_20_Text"><text:span text:style-name="T2">data</text:span></text:span><text:span text:style-name="T2">, </text:span><text:span text:style-name="Source_20_Text"><text:span text:style-name="T2">next</text:span></text:span><text:span text:style-name="T2">, and </text:span><text:span text:style-name="Source_20_Text"><text:span text:style-name="T2">prev</text:span></text:span><text:span text:style-name="T2"> pointers </text:span></text:p>
              </text:list-item>
              <text:list-item>
                <text:p text:style-name="P19">Operations: </text:p>
                <text:list>
                  <text:list-item>
                    <text:p text:style-name="P7"><text:span text:style-name="Source_20_Text"><text:span text:style-name="T2">append</text:span></text:span><text:span text:style-name="T2">: O(1) (with tail pointer) </text:span></text:p>
                  </text:list-item>
                  <text:list-item>
                    <text:p text:style-name="P7"><text:span text:style-name="Source_20_Text"><text:span text:style-name="T2">prepend</text:span></text:span><text:span text:style-name="T2">: O(1) </text:span></text:p>
                  </text:list-item>
                  <text:list-item>
                    <text:p text:style-name="P7"><text:span text:style-name="Source_20_Text"><text:span text:style-name="T2">pop</text:span></text:span><text:span text:style-name="T2">: O(1) from both ends </text:span></text:p>
                  </text:list-item>
                </text:list>
              </text:list-item>
            </text:list>
          </text:list-item>
        </text:list>
        <text:p text:style-name="P14">Deque ADT</text:p>
        <text:list xml:id="list6700741346226413299" text:style-name="L8">
          <text:list-item>
            <text:p text:style-name="P20">Double-ended queue </text:p>
          </text:list-item>
          <text:list-item>
            <text:p text:style-name="P20">Supports O(1) operations at both ends </text:p>
          </text:list-item>
          <text:list-item>
            <text:p text:style-name="P20">Can be implemented with doubly linked list </text:p>
          </text:list-item>
        </text:list>
        <text:p text:style-name="P14">Mutability</text:p>
        <text:list xml:id="list3624779250718683475" text:style-name="L9">
          <text:list-item>
            <text:p text:style-name="P21">Mutable objects can change after creation (lists, dicts) </text:p>
          </text:list-item>
          <text:list-item>
            <text:p text:style-name="P21">Immutable objects cannot (tuples, strings, numbers) </text:p>
          </text:list-item>
          <text:list-item>
            <text:p text:style-name="P21">Implications for function arguments (pass by object reference) </text:p>
          </text:list-item>
        </text:list>
        <text:p text:style-name="P14"/>
        <text:p text:style-name="P14">Trees</text:p>
        <text:list xml:id="list6191360665334682114" text:style-name="L10">
          <text:list-item>
            <text:p text:style-name="P22">Hierarchical structure with nodes and edges </text:p>
          </text:list-item>
          <text:list-item>
            <text:p text:style-name="P8"><text:span text:style-name="Strong_20_Emphasis"><text:span text:style-name="T2">Binary Tree</text:span></text:span><text:span text:style-name="T2">: Each node has ≤ 2 children </text:span></text:p>
          </text:list-item>
          <text:list-item>
            <text:p text:style-name="P8"><text:span text:style-name="Strong_20_Emphasis"><text:span text:style-name="T2">Binary Search Tree (BST)</text:span></text:span><text:span text:style-name="T2">: Left &lt; Parent &lt; Right </text:span></text:p>
            <text:list>
              <text:list-item>
                <text:p text:style-name="P22">Operations: O(h) where h is height </text:p>
              </text:list-item>
              <text:list-item>
                <text:p text:style-name="P22">Balanced BST: h = O(log n) </text:p>
              </text:list-item>
            </text:list>
          </text:list-item>
        </text:list>
        <text:p text:style-name="P14">Priority Queue ADT</text:p>
        <text:list xml:id="list6393398405213783395" text:style-name="L11">
          <text:list-item>
            <text:p text:style-name="P23">Each element has priority </text:p>
          </text:list-item>
          <text:list-item>
            <text:p text:style-name="P23">Highest priority element served first </text:p>
          </text:list-item>
          <text:list-item>
            <text:p text:style-name="P23">Operations: </text:p>
            <text:list>
              <text:list-item>
                <text:p text:style-name="P9"><text:span text:style-name="Source_20_Text"><text:span text:style-name="T2">insert(item, priority)</text:span></text:span><text:span text:style-name="T2"> </text:span></text:p>
              </text:list-item>
              <text:list-item>
                <text:p text:style-name="P9"><text:span text:style-name="Source_20_Text"><text:span text:style-name="T2">get_highest_priority()</text:span></text:span><text:span text:style-name="T2"> </text:span></text:p>
              </text:list-item>
              <text:list-item>
                <text:p text:style-name="P9"><text:span text:style-name="Source_20_Text"><text:span text:style-name="T2">delete_highest_priority()</text:span></text:span><text:span text:style-name="T2"> </text:span></text:p>
              </text:list-item>
            </text:list>
          </text:list-item>
        </text:list>
        <text:p text:style-name="P14">Heaps</text:p>
        <text:list xml:id="list4370412369648681270" text:style-name="L12">
          <text:list-item>
            <text:p text:style-name="P24">Complete binary tree with heap property </text:p>
          </text:list-item>
          <text:list-item>
            <text:p text:style-name="P10"><text:span text:style-name="Strong_20_Emphasis"><text:span text:style-name="T2">Min-Heap</text:span></text:span><text:span text:style-name="T2">: Parent ≤ Children </text:span></text:p>
          </text:list-item>
          <text:list-item>
            <text:p text:style-name="P10"><text:span text:style-name="Strong_20_Emphasis"><text:span text:style-name="T2">Max-Heap</text:span></text:span><text:span text:style-name="T2">: Parent ≥ Children </text:span></text:p>
          </text:list-item>
          <text:list-item>
            <text:p text:style-name="P24">Operations: </text:p>
            <text:list>
              <text:list-item>
                <text:p text:style-name="P10"><text:span text:style-name="Source_20_Text"><text:span text:style-name="T2">insert</text:span></text:span><text:span text:style-name="T2">: O(log n) </text:span></text:p>
              </text:list-item>
              <text:list-item>
                <text:p text:style-name="P10"><text:span text:style-name="Source_20_Text"><text:span text:style-name="T2">extract_min/max</text:span></text:span><text:span text:style-name="T2">: O(log n) </text:span></text:p>
              </text:list-item>
              <text:list-item>
                <text:p text:style-name="P10"><text:span text:style-name="Source_20_Text"><text:span text:style-name="T2">heapify</text:span></text:span><text:span text:style-name="T2">: O(n) to build heap from array </text:span></text:p>
              </text:list-item>
            </text:list>
          </text:list-item>
        </text:list>
        <text:p text:style-name="P14">Recursion Revisited</text:p>
        <text:list xml:id="list3842396874420368981" text:style-name="L13">
          <text:list-item>
            <text:p text:style-name="P11"><text:span text:style-name="Strong_20_Emphasis"><text:span text:style-name="T2">Tail recursion</text:span></text:span><text:span text:style-name="T2">: Recursive call is last operation </text:span></text:p>
          </text:list-item>
          <text:list-item>
            <text:p text:style-name="P25">Can be optimized to iterative (constant space) </text:p>
          </text:list-item>
          <text:list-item>
            <text:p text:style-name="P11"><text:span text:style-name="Strong_20_Emphasis"><text:span text:style-name="T2">Memoization</text:span></text:span><text:span text:style-name="T2">: Cache results to avoid recomputation </text:span></text:p>
          </text:list-item>
          <text:list-item>
            <text:p text:style-name="P11"><text:span text:style-name="Strong_20_Emphasis"><text:span text:style-name="T2">Divide and conquer</text:span></text:span><text:span text:style-name="T2">: Break problem into smaller subproblems </text:span></text:p>
          </text:list-item>
        </text:list>
        <text:p text:style-name="P14">Common Patterns</text:p>
        <text:list xml:id="list5379688597150529393" text:style-name="L14">
          <text:list-item>
            <text:p text:style-name="P12"><text:span text:style-name="Strong_20_Emphasis"><text:span text:style-name="T2">Two pointers</text:span></text:span><text:span text:style-name="T2">: Track positions in array/list </text:span></text:p>
          </text:list-item>
          <text:list-item>
            <text:p text:style-name="P12"><text:span text:style-name="Strong_20_Emphasis"><text:span text:style-name="T2">Sliding window</text:span></text:span><text:span text:style-name="T2">: Maintain subset of data </text:span></text:p>
          </text:list-item>
          <text:list-item>
            <text:p text:style-name="P12"><text:span text:style-name="Strong_20_Emphasis"><text:span text:style-name="T2">Greedy algorithms</text:span></text:span><text:span text:style-name="T2">: Make locally optimal choices </text:span></text:p>
          </text:list-item>
          <text:list-item>
            <text:p text:style-name="P12"><text:span text:style-name="Strong_20_Emphasis"><text:span text:style-name="T2">Backtracking</text:span></text:span><text:span text:style-name="T2">: Try options and undo if fail </text:span></text:p>
          </text:list-item>
        </text:list>
        <text:p text:style-name="P14">Implementation Notes</text:p>
        <text:list xml:id="list6562090060157920414" text:style-name="L15">
          <text:list-item>
            <text:p text:style-name="P13"><text:span text:style-name="T2">Python </text:span><text:span text:style-name="Source_20_Text"><text:span text:style-name="T2">list</text:span></text:span><text:span text:style-name="T2"> as stack: use </text:span><text:span text:style-name="Source_20_Text"><text:span text:style-name="T2">append()</text:span></text:span><text:span text:style-name="T2"> and </text:span><text:span text:style-name="Source_20_Text"><text:span text:style-name="T2">pop()</text:span></text:span><text:span text:style-name="T2"> </text:span></text:p>
          </text:list-item>
          <text:list-item>
            <text:p text:style-name="P13"><text:span text:style-name="T2">Python </text:span><text:span text:style-name="Source_20_Text"><text:span text:style-name="T2">collections.deque</text:span></text:span><text:span text:style-name="T2"> for queue/deque operations </text:span></text:p>
          </text:list-item>
          <text:list-item>
            <text:p text:style-name="P13"><text:span text:style-name="T2">For priority queues: </text:span><text:span text:style-name="Source_20_Text"><text:span text:style-name="T2">heapq</text:span></text:span><text:span text:style-name="T2"> module or implement heap </text:span></text:p>
          </text:list-item>
        </text:list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138in" fo:margin-bottom="0.1472in" fo:margin-left="0.2366in" fo:margin-right="0.138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31T14:25:19.76</meta:creation-date>
    <dc:date>2025-03-31T14:32:27.68</dc:date>
    <meta:editing-duration>PT7M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10" meta:word-count="599" meta:character-count="3436"/>
  </office:meta>
</office:document-meta>
</file>